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ffb515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fb515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00dcff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3cm" svg:x="13cm" svg:y="1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3cm" svg:height="3cm" svg:x="13cm" svg:y="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3" draw:text-style-name="P1" draw:layer="layout" svg:width="5.999cm" svg:height="3.999cm" draw:transform="rotate (-1.57079632679579) translate (20.9999999999991cm 2.99999999999881cm)" svg:viewBox="0 0 6000 4000" svg:d="m6000-42000c0 4000-6000 4000-6000 4000 0 0 3000 0 3000-4000z">
          <text:p/>
        </draw:path>
        <draw:path draw:style-name="gr3" draw:text-style-name="P1" draw:layer="layout" svg:width="3.987cm" svg:height="6.078cm" draw:transform="skewX (0.0160570291183448) rotate (-3.12152136719246) translate (25.0000034102293cm 8.99999993154312cm)" svg:viewBox="0 0 3988 6079" svg:d="m3988-15920c-4000-80-3988-3080-3988-3080 0 0-24 5999 3976 6079z">
          <text:p/>
        </draw:path>
        <draw:path draw:style-name="gr4" draw:text-style-name="P1" draw:layer="layout" svg:width="3.999cm" svg:height="5.999cm" draw:transform="rotate (3.1415926535892) translate (21.0000000000036cm 14.9999999999976cm)" svg:viewBox="0 0 4000 6000" svg:d="m0-24000c4000 0 4000-6000 4000-6000 0 0 0 3000-4000 3000z">
          <text:p/>
        </draw:path>
        <draw:path draw:style-name="gr4" draw:text-style-name="P1" draw:layer="layout" svg:width="3.965cm" svg:height="3.106cm" draw:transform="skewX (0.015707963267946) rotate (0.027052603405907) translate (21cm 12.003cm)" svg:viewBox="0 0 3966 3107" svg:d="m1 28133c4001 2 3965 107 3965 107 0 0 34-3105-3966-3107z">
          <text:p/>
        </draw:path>
        <draw:path draw:style-name="gr5" draw:text-style-name="P1" draw:layer="layout" svg:width="5.999cm" svg:height="5.999cm" draw:transform="rotate (1.5707963267946) translate (6cm 15cm)" svg:viewBox="0 0 6000 6000" svg:d="m6000 12000c0 6000-3000 6000-3000 6000 0 0-3000 0-3000-6000 0 4000 3000 4000 3000 0z">
          <text:p/>
        </draw:path>
        <draw:path draw:style-name="gr5" draw:text-style-name="P1" draw:layer="layout" svg:width="5.99cm" svg:height="6.144cm" draw:transform="skewX (0.0211184839491274) rotate (-3.11715804406247) translate (12.0000008636386cm 8.99999997889313cm)" svg:viewBox="0 0 5991 6145" svg:d="m5991-15435c-6001-147-5991-3146-5991-3146 0 0-20 5998 5981 614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en-INRIA </meta:initial-creator>
    <meta:creation-date>2010-10-21T17:26:26</meta:creation-date>
    <dc:date>2010-10-21T18:55:10</dc:date>
    <dc:creator>Adrien-INRIA </dc:creator>
    <meta:editing-duration>PT00H26M57S</meta:editing-duration>
    <meta:editing-cycles>2</meta:editing-cycles>
    <meta:generator>OpenOffice.org/3.2$Linux OpenOffice.org_project/320m12$Build-9483</meta:generator>
    <meta:document-statistic meta:object-count="8"/>
  </office:meta>
</office:document-meta>
</file>